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4pt" officeooo:rsid="00030f6d" officeooo:paragraph-rsid="00030f6d" style:font-size-asian="12.25pt" style:font-size-complex="14pt"/>
    </style:style>
    <style:style style:name="P2" style:family="paragraph" style:parent-style-name="Standard">
      <style:paragraph-properties fo:text-align="center" style:justify-single-word="false"/>
      <style:text-properties style:font-name="Times New Roman" fo:font-size="14pt" officeooo:rsid="00030f6d" officeooo:paragraph-rsid="00030f6d" style:font-size-asian="12.25pt" style:font-size-complex="14pt"/>
    </style:style>
    <style:style style:name="P3" style:family="paragraph" style:parent-style-name="Standard">
      <style:paragraph-properties fo:text-align="start" style:justify-single-word="false"/>
      <style:text-properties style:font-name="Times New Roman" fo:font-size="12pt" officeooo:rsid="00030f6d" officeooo:paragraph-rsid="00030f6d" style:font-size-asian="10.5pt" style:font-size-complex="12pt"/>
    </style:style>
    <style:style style:name="T1" style:family="text">
      <style:text-properties officeooo:rsid="00041cac"/>
    </style:style>
    <style:style style:name="T2" style:family="text">
      <style:text-properties officeooo:rsid="0005f9f1"/>
    </style:style>
    <style:style style:name="T3" style:family="text">
      <style:text-properties officeooo:rsid="0006ecfc"/>
    </style:style>
    <style:style style:name="T4" style:family="text">
      <style:text-properties officeooo:rsid="000864fc"/>
    </style:style>
    <style:style style:name="T5" style:family="text">
      <style:text-properties officeooo:rsid="00091c0b"/>
    </style:style>
    <style:style style:name="T6" style:family="text">
      <style:text-properties officeooo:rsid="000a5749"/>
    </style:style>
    <style:style style:name="T7" style:family="text">
      <style:text-properties officeooo:rsid="000b1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chary Blake</text:p>
      <text:p text:style-name="P1">Haim Levkowitz</text:p>
      <text:p text:style-name="P1">Mobile App Dev 1</text:p>
      <text:p text:style-name="P2">Term Paper : Kitschen</text:p>
      <text:p text:style-name="P2"/>
      <text:p text:style-name="P3"><text:tab/>Kitsc<text:span text:style-name="T6">h</text:span>en came about as an idea put forth by the survey assignment. We were told to survey a lot of people to find out what kind of app people would want. Among people surveyed, I saw some expected answers. Ideas such as an adblocker, or subscription checker, etc. What I discovered is that most app ideas have been made already. Only one or two of my survey results ended up having no equivalent app. The best apps are the ones that do what they advertise, with excellent speed and design. In other words, most apps are pretty mundane but do so efficiently and simply. The apps that <text:span text:style-name="T1">accomplish what they need to without being too bloated or unusable are typically the highest rated. The apps were in one of two categories: apps that were very specific or specialized, that would get little use and apps that were very broad and would be used often. A few of my ideas were a bit too specialized for a market. The most popular apps were the latter. For instance, I got an answer for a battery saver app. This app is already integrated into the operating system of most devices. A subscription tracker that tracks all online subscriptions like Amazon or Netflix. A recipe app that takes the ingredients in your fridge and gives you recipes. Of these, already had apps developed. So the choice in how to proceed in development lied in the question: simple and broad, or specialized and narrow.</text:span></text:p>
      <text:p text:style-name="P3"><text:tab/><text:span text:style-name="T2">I developed a few ideas before landing on the one I liked. I wanted to develop an I/O Spoofer apps. An app which spoofs your phone as a keyboard and mouse to the BIOS of a computer. This app would let you use the BIOS functionality on a PC. This app, while being useful, has a limited demographic. If I were to develop this app, there is little chance of it being used in a meaningful capacity. Other factors I needed to consider were personal. Coming into this app, I had zero mobile app programming skill. As a result, most of my time would be devoted to learning the environment, so a simple app would help me finish in an allotted time-span of about a month. My app had to be simple, and clean. Eventually, I landed on my final idea: A Kitchen buddy app. This app would serve as a multiple timer app that would count down on a press. It would allow you to control the different rates of cooking separate foods synchronously. For example, cooking two different dishes on the stove top for different lengths. You would be able to use a separate timer for each. Another feature of the app, would be to have a notes feature, where you would put in your shopping list and check off as you go through it. With an additional recipes portion, the app would be an all-around type for cooking meals using a stove top + oven. This was my initial idea, and maybe the recipes app was a little too big for my scope. This app solved a problem when cooking with multiple separate foods. This app also (at the time) seemed easy to implement and solve.</text:span></text:p>
      <text:p text:style-name="P3"><text:tab/><text:span text:style-name="T3">I looked at different platforms to put this app on. IOS or Android are the two biggest mobile operating systems. IOS used on iPhones, iPads, any apple product really. Android being used on most smartphones that aren’t produced by Apple. The comparison of both operating systems is rather simple. IOS is the larger operating system, while Android is more developer friendly and used in more varied systems. IOS would offer a larger audience while Android would offer an easier development overall. I went with Android because that’s what I own personally (making testing easier) and a better time learning.</text:span></text:p>
      <text:p text:style-name="P3"><text:tab/><text:span text:style-name="T4">Of my choice in Android, I went with a program called Android Studio, an all-in-one IDE used in mobile app development. The reasoning for such, was the UI development using XML. The UI creation was streamlined and easy to develop. The program came with many pre-determined UI elements, like buttons, bars, text boxes, etc. The UI part itself saved a lot of time in trying to piece together a passable UI. Another factor for choosing Android Studio, was the wealth of resources available. For some less popular IDEs, the documentation might be worse or lackluster. Since Android </text:span><text:soft-page-break/><text:span text:style-name="T4">Studio is widely used, I trust the resources to cover many topics. If I had problems in developing my app, I would be able to troubleshoot fairly easily. The programming language Java and XML work hand-in-hand in the IDE to create a functioning app that you can test by linking your phone. As a result, I could troubleshoot the UI using my own devices. The combination made development very easy and allowed me to focus on more the implementation of said program.</text:span></text:p>
      <text:p text:style-name="P3"><text:tab/><text:span text:style-name="T5">During development, I had a myriad of issues. The biggest problem mainly being the linking of separate pages of my app. Since my app is subdivided into a few different apps, I needed to separate them into different pages. The linking of said pages is simple, but it would break whenever I would add code to the inner pages. The structure was like this: Main Page → Select App → Timer, Notes, Recipes. However, clicking onto some of the apps afterwards would break after I had added code. This was a huge problem in development which stopped me from testing any code I had written. Another problem was the finagling of the XML UI constraints. The XML constraints were very particular about showing on a phone screen. In the preview, the items are constrained in reference to another object (the sides of the screen, or other objects). This led to constraint weirdness when connecting to other objects, or to the bottom of the screen on a smaller display. This made it a little difficult to view and place my elements since I would wonder what it would look like on other’s devices. </text:span></text:p>
      <text:p text:style-name="P3"><text:tab/><text:span text:style-name="T7">On the topic of the program, I made progress in a few key areas. I created a barebones simple UI for my app. The app opens to a menu with 3 buttons in the center. Each sub-app also is lightweight and usable. The Timer app only has the 4 timers with no other clutter on screen. The notes app is just a fullscreen text input. The main focus, as in the beginning, is to have a fully functional and clean UI. Progress has been slow due to the inexperience I possess on mobile app development, and it has been a struggle to try to get one functional. The struggles have taught me more than a few things about developing a fully-fledged application.</text:span></text:p>
      <text:p text:style-name="P3"><text:tab/><text:span text:style-name="T7">Future plans include finishing up with the base code for each part. I plan to refactor the Recipes part of the program to either something else, or removing it entirely. The app isn’t too complicated and the main features are the driving point of the application. The UI still needs a little work with constraints to work on most devices. I would like to eventually develop an IOS app with the same functionality. Having an application that does it all would be fantastic, leaving the possibility for more features. All in all, the app has taught me a lot about mobile application programming, and strengthened my understanding as such.</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9T17:18:34.985000000</meta:creation-date>
    <dc:date>2021-11-29T20:24:26.067000000</dc:date>
    <meta:editing-duration>PT7M48S</meta:editing-duration>
    <meta:editing-cycles>1</meta:editing-cycles>
    <meta:generator>LibreOffice/6.3.4.2$Windows_X86_64 LibreOffice_project/60da17e045e08f1793c57c00ba83cdfce946d0aa</meta:generator>
    <meta:document-statistic meta:table-count="0" meta:image-count="0" meta:object-count="0" meta:page-count="2" meta:paragraph-count="11" meta:word-count="1251" meta:character-count="7004" meta:non-whitespace-character-count="5756"/>
  </office:meta>
</office:document-meta>
</file>